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af2" officeooo:paragraph-rsid="00103af2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03af2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е 3.</text:p>
      <text:p text:style-name="Standard">Диаграммы вариантов использования и деятельности</text:p>
      <text:p text:style-name="Standard"/>
      <text:p text:style-name="Standard">Порядок выполнения работы</text:p>
      <text:p text:style-name="Standard"/>
      <text:p text:style-name="Standard">Для проектируемой ИС подготовить UC-диаграмму, описывающую основные сценарии </text:p>
      <text:p text:style-name="Standard">использования. На диаграмме должно быть не менее трех вариантов использования и хот бы </text:p>
      <text:p text:style-name="Standard">два типа связей.</text:p>
      <text:p text:style-name="Standard">Хотя бы для одного варианта использования подготовить диаграмму деятельности (на </text:p>
      <text:p text:style-name="Standard">диаграмме должны обязательно присутствовать ветвления).</text:p>
      <text:p text:style-name="Standard"/>
      <text:p text:style-name="Standard">Содержание отчета</text:p>
      <text:p text:style-name="Standard"/>
      <text:p text:style-name="Standard">Титульный лист.</text:p>
      <text:p text:style-name="Standard">Описание индивидуального задания: тема, краткое описание разрабатываемой ИС.</text:p>
      <text:p text:style-name="Standard">Краткое описание используемых элементов UML.</text:p>
      <text:p text:style-name="Standard">Подготовленные диаграммы.</text:p>
      <text:p text:style-name="Standard"/>
      <text:p text:style-name="Standard">Темы по вариантам</text:p>
      <text:p text:style-name="Standard"/>
      <text:p text:style-name="Standard">Использовать из задания №1.</text:p>
      <text:p text:style-name="Standard"/>
      <text:p text:style-name="P2"/>
      <text:p text:style-name="P3">Краткое описание используемых элементов UM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20:24:12.652508577</meta:creation-date>
    <dc:date>2023-12-20T04:17:39.514883286</dc:date>
    <meta:editing-duration>PT29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80" meta:character-count="663" meta:non-whitespace-character-count="596"/>
  </office:meta>
</office:document-meta>
</file>